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inri Product Launch Checklist</text:p>
      <text:h text:style-name="Heading_20_1" text:outline-level="1"><text:s/>Product Core</text:h>
      <text:p text:style-name="Standard"><text:s/>Vault Cards fully uploaded + JSON complete</text:p>
      <text:p text:style-name="Standard"><text:s/>Vault scoring logic built &amp; tested</text:p>
      <text:p text:style-name="Standard"><text:s/>Echo delivery tone mapped</text:p>
      <text:p text:style-name="Standard"><text:s/>API spec + retrieval logic in place</text:p>
      <text:p text:style-name="Standard"><text:s/>My Vault + resonance logic finalized</text:p>
      <text:p text:style-name="Standard"><text:s/>Suggestion triggers + journaling loop written</text:p>
      <text:h text:style-name="Heading_20_1" text:outline-level="1"><text:s/>Developer Setup</text:h>
      <text:p text:style-name="Standard"><text:s/>Vault schema imported into DB</text:p>
      <text:p text:style-name="Standard"><text:s/>Retrieval endpoint (/getVaultCard) operational</text:p>
      <text:p text:style-name="Standard"><text:s/>Echo delivery logic implemented on frontend</text:p>
      <text:p text:style-name="Standard"><text:s/>Journaling → tag pipeline working</text:p>
      <text:p text:style-name="Standard"><text:s/>User feedback tracked to profile</text:p>
      <text:p text:style-name="Standard"><text:s/>Error handling for missing matches or fallback flows</text:p>
      <text:h text:style-name="Heading_20_1" text:outline-level="1"><text:s/>UX / UI</text:h>
      <text:p text:style-name="Standard"><text:s/>Card display with intro + text + optional prompt</text:p>
      <text:p text:style-name="Standard"><text:s/>User options: ❤️ / 🔁 / 😐 / 📌 / 📝</text:p>
      <text:p text:style-name="Standard"><text:s/>Vault Explorer (if MVP)</text:p>
      <text:p text:style-name="Standard"><text:s/>Daily Echo prompt (if enabled)</text:p>
      <text:p text:style-name="Standard"><text:s/>Saved Vault view / tag filtering</text:p>
      <text:h text:style-name="Heading_20_1" text:outline-level="1"><text:s/>Trust &amp; Safety</text:h>
      <text:p text:style-name="Standard"><text:s/>Vault cards reviewed for triggering content</text:p>
      <text:p text:style-name="Standard"><text:s/>Journaling privacy policy in place</text:p>
      <text:p text:style-name="Standard"><text:soft-page-break/><text:s/>Echo disclaimer on card delivery tone (e.g., “This is not therapy”)</text:p>
      <text:p text:style-name="Standard"><text:s/>Data storage (e.g., Supabase/Firebase) compliant</text:p>
      <text:h text:style-name="Heading_20_1" text:outline-level="1"><text:s/>Launch Bonuses (Optional)</text:h>
      <text:p text:style-name="Standard"><text:s/>Email system ready</text:p>
      <text:p text:style-name="Standard"><text:s/>Bug-report feedback link added</text:p>
      <text:p text:style-name="Standard"><text:s/>'What helped you today?' post-card interaction</text:p>
      <text:p text:style-name="Standard"><text:s/>Onboarding flow: 'What do you want Kinri to help you with?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.353cm" loext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margin-top="0cm" fo:margin-bottom="0.353cm" loext:contextual-spacing="true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margin-top="0cm" fo:margin-bottom="0.353cm" loext:contextual-spacing="true" fo:text-indent="-0.635cm" style:auto-text-indent="false"/>
    </style:style>
    <style:style style:name="List_20_Bullet" style:display-name="List Bullet" style:family="paragraph" style:parent-style-name="Standard" style:default-outline-level="">
      <style:paragraph-properties fo:margin-top="0cm" fo:margin-bottom="0.353cm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cm" fo:margin-bottom="0.353cm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cm" fo:margin-bottom="0.353cm" loext:contextual-spacing="true"/>
    </style:style>
    <style:style style:name="List_20_Number" style:display-name="List Number" style:family="paragraph" style:parent-style-name="Standard" style:default-outline-level="">
      <style:paragraph-properties fo:margin-top="0cm" fo:margin-bottom="0.353cm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cm" fo:margin-bottom="0.353cm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cm" fo:margin-bottom="0.353cm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loext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loext:contextual-spacing="true" fo:text-indent="0cm" style:auto-text-indent="false"/>
    </style:style>
    <style:style style:name="macro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ython-docx</meta:initial-creator>
    <dc:description>generated by python-docx</dc:description>
    <meta:editing-cycles>3</meta:editing-cycles>
    <meta:creation-date>2013-12-23T23:15:00</meta:creation-date>
    <dc:date>2025-05-19T13:48:42.412000000</dc:date>
    <meta:editing-duration>PT59S</meta:editing-duration>
    <meta:generator>Neat_Office/6.2.8.2$Windows_x86 LibreOffice_project/</meta:generator>
    <meta:document-statistic meta:table-count="0" meta:image-count="0" meta:object-count="0" meta:page-count="2" meta:paragraph-count="31" meta:word-count="172" meta:character-count="1094" meta:non-whitespace-character-count="92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